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49cm" fo:border="0.06pt solid #e3e3e3"/>
    </style:style>
    <style:style style:name="P2" style:family="paragraph" style:parent-style-name="Heading_20_3">
      <style:paragraph-properties fo:padding="0.049cm" fo:border="0.06pt solid #e3e3e3"/>
      <style:text-properties loext:padding="0.049cm" loext:border="0.06pt solid #e3e3e3"/>
    </style:style>
    <style:style style:name="P3" style:family="paragraph" style:parent-style-name="Preformatted_20_Text">
      <style:paragraph-properties fo:padding="0.049cm" fo:border="0.06pt solid #e3e3e3"/>
      <style:text-properties loext:padding="0.049cm" loext:border="0.06pt solid #e3e3e3"/>
    </style:style>
    <style:style style:name="P4" style:family="paragraph" style:parent-style-name="Preformatted_20_Text">
      <style:paragraph-properties fo:margin-top="0cm" fo:margin-bottom="0.499cm" style:contextual-spacing="false" fo:padding="0.049cm" fo:border="0.06pt solid #e3e3e3"/>
    </style:style>
    <style:style style:name="P5" style:family="paragraph" style:parent-style-name="Preformatted_20_Text">
      <style:paragraph-properties fo:padding="0.049cm" fo:border="0.06pt solid #e3e3e3"/>
    </style:style>
    <style:style style:name="P6" style:family="paragraph" style:parent-style-name="Text_20_body">
      <style:paragraph-properties fo:padding="0.049cm" fo:border="0.06pt solid #e3e3e3"/>
    </style:style>
    <style:style style:name="P7" style:family="paragraph" style:parent-style-name="Text_20_body" style:list-style-name="L1">
      <style:paragraph-properties fo:margin-top="0cm" fo:margin-bottom="0cm" style:contextual-spacing="false" fo:padding="0.049cm" fo:border="0.06pt solid #e3e3e3"/>
    </style:style>
    <style:style style:name="P8" style:family="paragraph" style:parent-style-name="Text_20_body" style:list-style-name="L1">
      <style:paragraph-properties fo:padding="0.049cm" fo:border="0.06pt solid #e3e3e3"/>
    </style:style>
    <style:style style:name="P9" style:family="paragraph" style:parent-style-name="Text_20_body" style:list-style-name="L2">
      <style:paragraph-properties fo:padding="0.049cm" fo:border="0.06pt solid #e3e3e3"/>
    </style:style>
    <style:style style:name="P10" style:family="paragraph" style:parent-style-name="Text_20_body">
      <style:paragraph-properties fo:padding="0.049cm" fo:border="0.06pt solid #e3e3e3"/>
      <style:text-properties loext:padding="0.049cm" loext:border="0.06pt solid #e3e3e3"/>
    </style:style>
    <style:style style:name="P11" style:family="paragraph" style:parent-style-name="Text_20_body">
      <style:paragraph-properties fo:margin-top="0cm" fo:margin-bottom="0cm" style:contextual-spacing="false"/>
      <style:text-properties loext:padding="0.049cm" loext:border="0.06pt solid #e3e3e3"/>
    </style:style>
    <style:style style:name="P12" style:family="paragraph" style:parent-style-name="Text_20_body" style:list-style-name="L6">
      <style:paragraph-properties fo:margin-top="0cm" fo:margin-bottom="0cm" style:contextual-spacing="false" fo:padding="0.049cm" fo:border="0.06pt solid #e3e3e3"/>
      <style:text-properties loext:padding="0.049cm" loext:border="0.06pt solid #e3e3e3"/>
    </style:style>
    <style:style style:name="P13" style:family="paragraph" style:parent-style-name="Text_20_body" style:list-style-name="L6">
      <style:paragraph-properties fo:padding="0.049cm" fo:border="0.06pt solid #e3e3e3"/>
      <style:text-properties loext:padding="0.049cm" loext:border="0.06pt solid #e3e3e3"/>
    </style:style>
    <style:style style:name="P14" style:family="paragraph" style:parent-style-name="Text_20_body" style:list-style-name="L3">
      <style:paragraph-properties fo:padding="0.049cm" fo:border="0.06pt solid #e3e3e3"/>
    </style:style>
    <style:style style:name="P15" style:family="paragraph" style:parent-style-name="Text_20_body" style:list-style-name="L4">
      <style:paragraph-properties fo:padding="0.049cm" fo:border="0.06pt solid #e3e3e3"/>
    </style:style>
    <style:style style:name="P16" style:family="paragraph" style:parent-style-name="Text_20_body" style:list-style-name="L5">
      <style:paragraph-properties fo:padding="0.049cm" fo:border="0.06pt solid #e3e3e3"/>
    </style:style>
    <style:style style:name="P17" style:family="paragraph" style:parent-style-name="Text_20_body" style:list-style-name="L7">
      <style:paragraph-properties fo:padding="0.049cm" fo:border="0.06pt solid #e3e3e3"/>
    </style:style>
    <style:style style:name="T1" style:family="text">
      <style:text-properties loext:padding="0.049cm" loext:border="0.06pt solid #e3e3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text:span text:style-name="Strong_20_Emphasis"><text:span text:style-name="T1">S</text:span></text:span>ingle Responsibility Principle (Princípio da Responsabilidade Única)</text:h>
      <text:p text:style-name="P6">Este princípio afirma que uma classe deve ter apenas uma razão para mudar, o que significa que ela deve ter apenas uma tarefa ou responsabilidade. Isso facilita a manutenção do código, pois alterações em uma parte específica do sistema têm menos chances de afetar outras partes. Simplificando, se uma classe é responsável por mais de uma funcionalidade, ela tem mais de uma razão para mudar.</text:p>
      <text:h text:style-name="P1" text:outline-level="3">2. <text:span text:style-name="Strong_20_Emphasis"><text:span text:style-name="T1">O</text:span></text:span>pen/Closed Principle (Princípio Aberto/Fechado)</text:h>
      <text:p text:style-name="P6">Este princípio sugere que as entidades de software (classes, módulos, funções, etc.) devem estar abertas para extensão, mas fechadas para modificação. Isso significa que você pode adicionar novas funcionalidades estendendo uma classe, mas sem alterar o código existente. Isso é útil para minimizar o risco de introduzir erros em código já testado e funcional.</text:p>
      <text:h text:style-name="P1" text:outline-level="3">3. <text:span text:style-name="Strong_20_Emphasis"><text:span text:style-name="T1">L</text:span></text:span>iskov Substitution Principle (Princípio da Substituição de Liskov)</text:h>
      <text:p text:style-name="P6">Este princípio, nomeado em homenagem a Barbara Liskov, afirma que objetos de uma classe base devem poder ser substituídos por objetos de classes derivadas sem quebrar a aplicação. Isso implica que as classes derivadas devem se comportar de maneira compatível com as classes base das quais herdam. Violações deste princípio geralmente ocorrem quando uma subclasse altera o comportamento (não apenas estendendo) da classe base.</text:p>
      <text:h text:style-name="P1" text:outline-level="3">4. <text:span text:style-name="Strong_20_Emphasis"><text:span text:style-name="T1">I</text:span></text:span>nterface Segregation Principle (Princípio da Segregação de Interface)</text:h>
      <text:p text:style-name="P6">Este princípio defende que uma classe não deve ser forçada a implementar interfaces que não usará. Ou seja, é melhor ter várias interfaces específicas do que uma única interface genérica. Isso ajuda a manter o sistema desacoplado e facilita a manutenção e a expansão do código.</text:p>
      <text:h text:style-name="P1" text:outline-level="3">5. <text:span text:style-name="Strong_20_Emphasis"><text:span text:style-name="T1">D</text:span></text:span>ependency Inversion Principle (Princípio da Inversão de Dependência)</text:h>
      <text:p text:style-name="P6">O princípio da inversão de dependência tem duas partes principais:</text:p>
      <text:list xml:id="list3895130130" text:style-name="L1">
        <text:list-item>
          <text:p text:style-name="P7">Módulos de alto nível não devem depender de módulos de baixo nível. Ambos devem depender de abstrações.</text:p>
        </text:list-item>
        <text:list-item>
          <text:p text:style-name="P8">Abstrações não devem depender de detalhes. Detalhes devem depender de abstrações.</text:p>
        </text:list-item>
      </text:list>
      <text:p text:style-name="P6">Isso significa que em vez de ter módulos de alto nível (por exemplo, regras de negócio) que dependem diretamente de módulos de baixo nível (por exemplo, acesso a dados), ambos devem depender de interfaces. Isso facilita a substituição e a atualização de módulos de baixo nível sem afetar os módulos de alto nível.</text:p>
      <text:h text:style-name="P1" text:outline-level="3">Conclusão</text:h>
      <text:p text:style-name="P6">Os princípios SOLID são fundamentais para o desenvolvimento de software orientado a objetos eficaz. Eles encorajam a criação de um código mais limpo, modular e fácil de entender, o que é crucial para a manutenção e expansão de sistemas complexos. Ao aplicar esses princípios, você pode melhorar significativamente a qualidade do seu código e a eficiência do seu desenvolvimento de software.</text:p>
      <text:p text:style-name="P6"><text:soft-page-break/>Vamos criar um exemplo simples que viola o Princípio da Responsabilidade Única (SRP) e depois refatorá-lo para cumprir com o princípio.</text:p>
      <text:h text:style-name="P1" text:outline-level="3">Código que Viola o SRP</text:h>
      <text:p text:style-name="P6">Imagine uma classe <text:span text:style-name="Source_20_Text"><text:span text:style-name="T1">UserManager</text:span></text:span> que gerencia usuários em um sistema. Ela tem responsabilidades demais: adicionar um novo usuário, remover um usuário e, além disso, gerenciar a autenticação do usuário.</text:p>
      <text:p text:style-name="P3"/>
      <text:p text:style-name="P5"><text:span text:style-name="Source_20_Text"><text:span text:style-name="T1">class UserManager:</text:span></text:span></text:p>
      <text:p text:style-name="P5"><text:span text:style-name="Source_20_Text"><text:span text:style-name="T1"><text:s text:c="4"/>def __init__(self):</text:span></text:span></text:p>
      <text:p text:style-name="P5"><text:span text:style-name="Source_20_Text"><text:span text:style-name="T1"><text:s text:c="8"/>self.users = []</text:span></text:span></text:p>
      <text:p text:style-name="P5"/>
      <text:p text:style-name="P5"><text:span text:style-name="Source_20_Text"><text:span text:style-name="T1"><text:s text:c="4"/>def add_user(self, user):</text:span></text:span></text:p>
      <text:p text:style-name="P5"><text:span text:style-name="Source_20_Text"><text:span text:style-name="T1"><text:s text:c="8"/>self.users.append(user)</text:span></text:span></text:p>
      <text:p text:style-name="P5"/>
      <text:p text:style-name="P5"><text:span text:style-name="Source_20_Text"><text:span text:style-name="T1"><text:s text:c="4"/>def remove_user(self, user):</text:span></text:span></text:p>
      <text:p text:style-name="P5"><text:span text:style-name="Source_20_Text"><text:span text:style-name="T1"><text:s text:c="8"/>self.users.remove(user)</text:span></text:span></text:p>
      <text:p text:style-name="P5"/>
      <text:p text:style-name="P5"><text:span text:style-name="Source_20_Text"><text:span text:style-name="T1"><text:s text:c="4"/>def authenticate_user(self, user, password):</text:span></text:span></text:p>
      <text:p text:style-name="P5"><text:span text:style-name="Source_20_Text"><text:span text:style-name="T1"><text:s text:c="8"/># Verifica se o usuário existe e se a senha está correta</text:span></text:span></text:p>
      <text:p text:style-name="P5"><text:span text:style-name="Source_20_Text"><text:span text:style-name="T1"><text:s text:c="8"/>print(f"Autenticando {user}")</text:span></text:span></text:p>
      <text:p text:style-name="P4"><text:span text:style-name="Source_20_Text"><text:span text:style-name="T1"><text:s text:c="8"/># Supõe-se aqui uma lógica de autenticação</text:span></text:span></text:p>
      <text:h text:style-name="P1" text:outline-level="3">Refatoração Conforme o SRP</text:h>
      <text:p text:style-name="P6">Para aderir ao SRP, podemos dividir a <text:span text:style-name="Source_20_Text"><text:span text:style-name="T1">UserManager</text:span></text:span> em duas classes: uma para gerenciar usuários (<text:span text:style-name="Source_20_Text"><text:span text:style-name="T1">UserManager</text:span></text:span>) e outra para autenticação (<text:span text:style-name="Source_20_Text"><text:span text:style-name="T1">AuthenticationManager</text:span></text:span>).</text:p>
      <text:p text:style-name="P3"/>
      <text:p text:style-name="P5"><text:span text:style-name="Source_20_Text"><text:span text:style-name="T1">class UserManager:</text:span></text:span></text:p>
      <text:p text:style-name="P5"><text:span text:style-name="Source_20_Text"><text:span text:style-name="T1"><text:s text:c="4"/>def __init__(self):</text:span></text:span></text:p>
      <text:p text:style-name="P5"><text:span text:style-name="Source_20_Text"><text:span text:style-name="T1"><text:s text:c="8"/>self.users = []</text:span></text:span></text:p>
      <text:p text:style-name="P5"/>
      <text:p text:style-name="P5"><text:span text:style-name="Source_20_Text"><text:span text:style-name="T1"><text:s text:c="4"/>def add_user(self, user):</text:span></text:span></text:p>
      <text:p text:style-name="P5"><text:span text:style-name="Source_20_Text"><text:span text:style-name="T1"><text:s text:c="8"/>self.users.append(user)</text:span></text:span></text:p>
      <text:p text:style-name="P5"/>
      <text:p text:style-name="P5"><text:span text:style-name="Source_20_Text"><text:span text:style-name="T1"><text:s text:c="4"/>def remove_user(self, user):</text:span></text:span></text:p>
      <text:p text:style-name="P5"><text:span text:style-name="Source_20_Text"><text:span text:style-name="T1"><text:s text:c="8"/>self.users.remove(user)</text:span></text:span></text:p>
      <text:p text:style-name="P5"/>
      <text:p text:style-name="P5"><text:span text:style-name="Source_20_Text"><text:span text:style-name="T1">class AuthenticationManager:</text:span></text:span></text:p>
      <text:p text:style-name="P5"><text:span text:style-name="Source_20_Text"><text:span text:style-name="T1"><text:s text:c="4"/>def authenticate_user(self, user, password):</text:span></text:span></text:p>
      <text:p text:style-name="P5"><text:span text:style-name="Source_20_Text"><text:span text:style-name="T1"><text:s text:c="8"/># Verifica se o usuário existe e se a senha está correta</text:span></text:span></text:p>
      <text:p text:style-name="P5"><text:span text:style-name="Source_20_Text"><text:span text:style-name="T1"><text:s text:c="8"/>print(f"Autenticando {user}")</text:span></text:span></text:p>
      <text:p text:style-name="P4"><text:span text:style-name="Source_20_Text"><text:span text:style-name="T1"><text:s text:c="8"/># Supõe-se aqui uma lógica de autenticação</text:span></text:span></text:p>
      <text:h text:style-name="P1" text:outline-level="3"><text:soft-page-break/>Explicação</text:h>
      <text:list xml:id="list1488602861" text:style-name="L2">
        <text:list-item>
          <text:p text:style-name="P9"><text:span text:style-name="Strong_20_Emphasis"><text:span text:style-name="T1">Antes da Refatoração</text:span></text:span>: A classe <text:span text:style-name="Source_20_Text"><text:span text:style-name="T1">UserManager</text:span></text:span> tinha múltiplas responsabilidades, incluindo a gerência de usuários e a autenticação, o que viola o SRP. Mudanças na lógica de autenticação poderiam afetar a gestão de usuários, aumentando o risco de bugs.</text:p>
        </text:list-item>
        <text:list-item>
          <text:p text:style-name="P9"><text:span text:style-name="Strong_20_Emphasis"><text:span text:style-name="T1">Depois da Refatoração</text:span></text:span>: Separamos as responsabilidades em duas classes distintas. A classe <text:span text:style-name="Source_20_Text"><text:span text:style-name="T1">UserManager</text:span></text:span> agora é responsável apenas por adicionar e remover usuários. A classe <text:span text:style-name="Source_20_Text"><text:span text:style-name="T1">AuthenticationManager</text:span></text:span> cuida exclusivamente da autenticação. Isso torna o código mais modular, fácil de manter e de testar. Mudanças na autenticação ou na gestão de usuários podem ser feitas independentemente, reduzindo o acoplamento e seguindo o SRP.</text:p>
        </text:list-item>
      </text:list>
      <text:p text:style-name="P6">Essa abordagem facilita a manutenção do código e a implementação de novas funcionalidades, pois cada classe tem uma única responsabilidade clara.</text:p>
      <text:p text:style-name="Standard"/>
      <text:p text:style-name="P10">Vamos começar com um exemplo de código que viola o Princípio Aberto/Fechado (OCP) e, em seguida, refatorá-lo para aderir ao princípio.</text:p>
      <text:h text:style-name="P2" text:outline-level="3">Código que Viola o OCP</text:h>
      <text:p text:style-name="P6"><text:span text:style-name="T1">Imagine uma aplicação que desenha diferentes tipos de formas. Inicialmente, ela suporta apenas círculos e quadrados. Quando queremos adicionar um novo tipo de forma, precisamos modificar a classe </text:span><text:span text:style-name="Source_20_Text"><text:span text:style-name="T1">ShapeDrawer</text:span></text:span><text:span text:style-name="T1">, o que viola o OCP.</text:span></text:p>
      <text:p text:style-name="P5"><text:span text:style-name="Source_20_Text"><text:span text:style-name="T1">class Circle:</text:span></text:span></text:p>
      <text:p text:style-name="P5"><text:span text:style-name="Source_20_Text"><text:span text:style-name="T1"><text:s text:c="4"/>def draw(self):</text:span></text:span></text:p>
      <text:p text:style-name="P5"><text:span text:style-name="Source_20_Text"><text:span text:style-name="T1"><text:s text:c="8"/>print("Desenhando um círculo")</text:span></text:span></text:p>
      <text:p text:style-name="P5"/>
      <text:p text:style-name="P5"><text:span text:style-name="Source_20_Text"><text:span text:style-name="T1">class Square:</text:span></text:span></text:p>
      <text:p text:style-name="P5"><text:span text:style-name="Source_20_Text"><text:span text:style-name="T1"><text:s text:c="4"/>def draw(self):</text:span></text:span></text:p>
      <text:p text:style-name="P5"><text:span text:style-name="Source_20_Text"><text:span text:style-name="T1"><text:s text:c="8"/>print("Desenhando um quadrado")</text:span></text:span></text:p>
      <text:p text:style-name="P5"/>
      <text:p text:style-name="P5"><text:span text:style-name="Source_20_Text"><text:span text:style-name="T1">class ShapeDrawer:</text:span></text:span></text:p>
      <text:p text:style-name="P5"><text:span text:style-name="Source_20_Text"><text:span text:style-name="T1"><text:s text:c="4"/>def draw_shape(self, shape):</text:span></text:span></text:p>
      <text:p text:style-name="P5"><text:span text:style-name="Source_20_Text"><text:span text:style-name="T1"><text:s text:c="8"/>if isinstance(shape, Circle):</text:span></text:span></text:p>
      <text:p text:style-name="P5"><text:span text:style-name="Source_20_Text"><text:span text:style-name="T1"><text:s text:c="12"/>shape.draw()</text:span></text:span></text:p>
      <text:p text:style-name="P5"><text:span text:style-name="Source_20_Text"><text:span text:style-name="T1"><text:s text:c="8"/>elif isinstance(shape, Square):</text:span></text:span></text:p>
      <text:p text:style-name="P5"><text:span text:style-name="Source_20_Text"><text:span text:style-name="T1"><text:s text:c="12"/>shape.draw()</text:span></text:span></text:p>
      <text:p text:style-name="P5"><text:span text:style-name="Source_20_Text"><text:span text:style-name="T1"><text:s text:c="8"/># Para adicionar um novo tipo de forma,</text:span></text:span></text:p>
      <text:p text:style-name="P4"><text:span text:style-name="Source_20_Text"><text:span text:style-name="T1"><text:s text:c="8"/># precisamos modificar esta classe.</text:span></text:span></text:p>
      <text:h text:style-name="P2" text:outline-level="3">Refatoração Conforme o OCP</text:h>
      <text:p text:style-name="P6"><text:span text:style-name="T1">Para tornar o </text:span><text:span text:style-name="Source_20_Text"><text:span text:style-name="T1">ShapeDrawer</text:span></text:span><text:span text:style-name="T1"> aberto para extensão, mas fechado para modificação, podemos usar polimorfismo. Isso permite que novos tipos de formas sejam adicionados sem alterar o código existente.</text:span></text:p>
      <text:p text:style-name="P5"><text:soft-page-break/><text:span text:style-name="Source_20_Text"><text:span text:style-name="T1">class Shape:</text:span></text:span></text:p>
      <text:p text:style-name="P5"><text:span text:style-name="Source_20_Text"><text:span text:style-name="T1"><text:s text:c="4"/>def draw(self):</text:span></text:span></text:p>
      <text:p text:style-name="P5"><text:span text:style-name="Source_20_Text"><text:span text:style-name="T1"><text:s text:c="8"/>pass</text:span></text:span></text:p>
      <text:p text:style-name="P5"/>
      <text:p text:style-name="P5"><text:span text:style-name="Source_20_Text"><text:span text:style-name="T1">class Circle(Shape):</text:span></text:span></text:p>
      <text:p text:style-name="P5"><text:span text:style-name="Source_20_Text"><text:span text:style-name="T1"><text:s text:c="4"/>def draw(self):</text:span></text:span></text:p>
      <text:p text:style-name="P5"><text:span text:style-name="Source_20_Text"><text:span text:style-name="T1"><text:s text:c="8"/>print("Desenhando um círculo")</text:span></text:span></text:p>
      <text:p text:style-name="P5"/>
      <text:p text:style-name="P5"><text:span text:style-name="Source_20_Text"><text:span text:style-name="T1">class Square(Shape):</text:span></text:span></text:p>
      <text:p text:style-name="P5"><text:span text:style-name="Source_20_Text"><text:span text:style-name="T1"><text:s text:c="4"/>def draw(self):</text:span></text:span></text:p>
      <text:p text:style-name="P5"><text:span text:style-name="Source_20_Text"><text:span text:style-name="T1"><text:s text:c="8"/>print("Desenhando um quadrado")</text:span></text:span></text:p>
      <text:p text:style-name="P5"/>
      <text:p text:style-name="P5"><text:span text:style-name="Source_20_Text"><text:span text:style-name="T1"># Agora, se precisarmos adicionar uma nova forma,</text:span></text:span></text:p>
      <text:p text:style-name="P5"><text:span text:style-name="Source_20_Text"><text:span text:style-name="T1"># simplesmente estendemos a classe Shape.</text:span></text:span></text:p>
      <text:p text:style-name="P5"><text:span text:style-name="Source_20_Text"><text:span text:style-name="T1">class Triangle(Shape):</text:span></text:span></text:p>
      <text:p text:style-name="P5"><text:span text:style-name="Source_20_Text"><text:span text:style-name="T1"><text:s text:c="4"/>def draw(self):</text:span></text:span></text:p>
      <text:p text:style-name="P5"><text:span text:style-name="Source_20_Text"><text:span text:style-name="T1"><text:s text:c="8"/>print("Desenhando um triângulo")</text:span></text:span></text:p>
      <text:p text:style-name="P5"/>
      <text:p text:style-name="P5"><text:span text:style-name="Source_20_Text"><text:span text:style-name="T1">class ShapeDrawer:</text:span></text:span></text:p>
      <text:p text:style-name="P5"><text:span text:style-name="Source_20_Text"><text:span text:style-name="T1"><text:s text:c="4"/>def draw_shape(self, shape):</text:span></text:span></text:p>
      <text:p text:style-name="P4"><text:span text:style-name="Source_20_Text"><text:span text:style-name="T1"><text:s text:c="8"/>shape.draw() <text:s/># Não precisa ser modificado ao adicionar novas formas</text:span></text:span></text:p>
      <text:h text:style-name="P2" text:outline-level="3">Explicação</text:h>
      <text:list xml:id="list2426712694" text:style-name="L3">
        <text:list-item>
          <text:p text:style-name="P14"><text:span text:style-name="Strong_20_Emphasis"><text:span text:style-name="T1">Antes da Refatoração</text:span></text:span><text:span text:style-name="T1">: A classe </text:span><text:span text:style-name="Source_20_Text"><text:span text:style-name="T1">ShapeDrawer</text:span></text:span><text:span text:style-name="T1"> precisava ser modificada toda vez que um novo tipo de forma era adicionado, o que viola o OCP. Isso torna o código menos flexível e mais propenso a erros.</text:span></text:p>
        </text:list-item>
        <text:list-item>
          <text:p text:style-name="P14"><text:span text:style-name="Strong_20_Emphasis"><text:span text:style-name="T1">Depois da Refatoração</text:span></text:span><text:span text:style-name="T1">: Introduzimos uma interface (ou classe abstrata em algumas linguagens) chamada </text:span><text:span text:style-name="Source_20_Text"><text:span text:style-name="T1">Shape</text:span></text:span><text:span text:style-name="T1"> com um método </text:span><text:span text:style-name="Source_20_Text"><text:span text:style-name="T1">draw</text:span></text:span><text:span text:style-name="T1"> que todas as formas devem implementar. Agora, </text:span><text:span text:style-name="Source_20_Text"><text:span text:style-name="T1">ShapeDrawer</text:span></text:span><text:span text:style-name="T1"> pode desenhar qualquer forma que implemente essa interface, sem precisar ser alterada. Isso significa que a classe </text:span><text:span text:style-name="Source_20_Text"><text:span text:style-name="T1">ShapeDrawer</text:span></text:span><text:span text:style-name="T1"> está agora fechada para modificação (não precisamos alterá-la para adicionar novos tipos de forma) e aberta para extensão (podemos adicionar novas formas simplesmente criando novas classes que implementem a interface </text:span><text:span text:style-name="Source_20_Text"><text:span text:style-name="T1">Shape</text:span></text:span><text:span text:style-name="T1">).</text:span></text:p>
        </text:list-item>
      </text:list>
      <text:p text:style-name="P10">Esse design melhora significativamente a flexibilidade e a escalabilidade do código, permitindo que novas formas sejam adicionadas sem afetar as implementações existentes.</text:p>
      <text:p text:style-name="P11"/>
      <text:p text:style-name="P6">O Princípio da Substituição de Liskov (LSP) afirma que objetos de uma classe base devem poder ser substituídos por objetos de suas subclasses sem afetar a corretude do programa. Vamos começar com um exemplo que viola o LSP e, em seguida, refatorá-lo para aderir ao princípio.</text:p>
      <text:h text:style-name="P1" text:outline-level="3"><text:soft-page-break/>Código que Viola o LSP</text:h>
      <text:p text:style-name="P6">Imagine que temos uma classe base <text:span text:style-name="Source_20_Text"><text:span text:style-name="T1">Bird</text:span></text:span> com uma subclasse <text:span text:style-name="Source_20_Text"><text:span text:style-name="T1">Duck</text:span></text:span> e outra subclasse <text:span text:style-name="Source_20_Text"><text:span text:style-name="T1">Ostrich</text:span></text:span>. Ambas as subclasses herdam um método <text:span text:style-name="Source_20_Text"><text:span text:style-name="T1">fly</text:span></text:span> da classe base. No entanto, avestruzes não voam, o que nos leva a uma violação do LSP ao tentarmos tratar todos os pássaros de forma uniforme.</text:p>
      <text:p text:style-name="P5"><text:span text:style-name="Source_20_Text"><text:span text:style-name="T1">class Bird:</text:span></text:span></text:p>
      <text:p text:style-name="P5"><text:span text:style-name="Source_20_Text"><text:span text:style-name="T1"><text:s text:c="4"/>def fly(self):</text:span></text:span></text:p>
      <text:p text:style-name="P5"><text:span text:style-name="Source_20_Text"><text:span text:style-name="T1"><text:s text:c="8"/>print("O pássaro está voando")</text:span></text:span></text:p>
      <text:p text:style-name="P5"/>
      <text:p text:style-name="P5"><text:span text:style-name="Source_20_Text"><text:span text:style-name="T1">class Duck(Bird):</text:span></text:span></text:p>
      <text:p text:style-name="P5"><text:span text:style-name="Source_20_Text"><text:span text:style-name="T1"><text:s text:c="4"/>def fly(self):</text:span></text:span></text:p>
      <text:p text:style-name="P5"><text:span text:style-name="Source_20_Text"><text:span text:style-name="T1"><text:s text:c="8"/>print("O pato está voando")</text:span></text:span></text:p>
      <text:p text:style-name="P5"/>
      <text:p text:style-name="P5"><text:span text:style-name="Source_20_Text"><text:span text:style-name="T1">class Ostrich(Bird):</text:span></text:span></text:p>
      <text:p text:style-name="P5"><text:span text:style-name="Source_20_Text"><text:span text:style-name="T1"><text:s text:c="4"/>def fly(self):</text:span></text:span></text:p>
      <text:p text:style-name="P5"><text:span text:style-name="Source_20_Text"><text:span text:style-name="T1"><text:s text:c="8"/># Implementação problemática, pois avestruzes não voam</text:span></text:span></text:p>
      <text:p text:style-name="P4"><text:span text:style-name="Source_20_Text"><text:span text:style-name="T1"><text:s text:c="8"/>print("Avestruz não deveria voar")</text:span></text:span></text:p>
      <text:h text:style-name="P1" text:outline-level="3">Refatoração Conforme o LSP</text:h>
      <text:p text:style-name="P6">Para aderir ao LSP, devemos garantir que subclasses possam substituir suas classes base sem alterar a corretude do programa. Podemos fazer isso separando o comportamento de voar em uma interface distinta que apenas pássaros voadores implementam.</text:p>
      <text:p text:style-name="P5"><text:span text:style-name="Source_20_Text"><text:span text:style-name="T1">class Bird:</text:span></text:span></text:p>
      <text:p text:style-name="P5"><text:span text:style-name="Source_20_Text"><text:span text:style-name="T1"><text:s text:c="4"/>pass <text:s/># Classe base para todos os pássaros</text:span></text:span></text:p>
      <text:p text:style-name="P5"/>
      <text:p text:style-name="P5"><text:span text:style-name="Source_20_Text"><text:span text:style-name="T1">class FlyingBird(Bird):</text:span></text:span></text:p>
      <text:p text:style-name="P5"><text:span text:style-name="Source_20_Text"><text:span text:style-name="T1"><text:s text:c="4"/>def fly(self):</text:span></text:span></text:p>
      <text:p text:style-name="P5"><text:span text:style-name="Source_20_Text"><text:span text:style-name="T1"><text:s text:c="8"/>print("Este pássaro voa")</text:span></text:span></text:p>
      <text:p text:style-name="P5"/>
      <text:p text:style-name="P5"><text:span text:style-name="Source_20_Text"><text:span text:style-name="T1">class Duck(FlyingBird):</text:span></text:span></text:p>
      <text:p text:style-name="P5"><text:span text:style-name="Source_20_Text"><text:span text:style-name="T1"><text:s text:c="4"/>def fly(self):</text:span></text:span></text:p>
      <text:p text:style-name="P5"><text:span text:style-name="Source_20_Text"><text:span text:style-name="T1"><text:s text:c="8"/>print("O pato está voando")</text:span></text:span></text:p>
      <text:p text:style-name="P5"/>
      <text:p text:style-name="P5"><text:span text:style-name="Source_20_Text"><text:span text:style-name="T1">class Ostrich(Bird):</text:span></text:span></text:p>
      <text:p text:style-name="P4"><text:span text:style-name="Source_20_Text"><text:span text:style-name="T1"><text:s text:c="4"/>pass <text:s/># Avestruz é um pássaro, mas não implementa FlyingBird</text:span></text:span></text:p>
      <text:h text:style-name="P1" text:outline-level="3">Explicação</text:h>
      <text:list xml:id="list2240980201" text:style-name="L4">
        <text:list-item>
          <text:p text:style-name="P15"><text:span text:style-name="Strong_20_Emphasis"><text:span text:style-name="T1">Antes da Refatoração</text:span></text:span>: O código violava o LSP, pois ao tentar tratar todos os tipos de <text:span text:style-name="Source_20_Text"><text:span text:style-name="T1">Bird</text:span></text:span> da mesma forma (esperando que todos voem), nos deparávamos com o problema de que avestruzes não voam. Isso resultava em uma implementação inconsistente da classe <text:span text:style-name="Source_20_Text"><text:span text:style-name="T1">Ostrich</text:span></text:span>.</text:p>
        </text:list-item>
        <text:list-item>
          <text:p text:style-name="P15"><text:span text:style-name="Strong_20_Emphasis"><text:span text:style-name="T1">Depois da Refatoração</text:span></text:span>: Separamos os pássaros em duas categorias: aqueles que podem voar (<text:span text:style-name="Source_20_Text"><text:span text:style-name="T1">FlyingBird</text:span></text:span>) e aqueles que não podem (<text:span text:style-name="Source_20_Text"><text:span text:style-name="T1">Bird</text:span></text:span>). Agora, apenas as classes que representam pássaros capazes de voar implementam a classe <text:span text:style-name="Source_20_Text"><text:span text:style-name="T1">FlyingBird</text:span></text:span>. Isso significa <text:soft-page-break/>que podemos tratar todos os <text:span text:style-name="Source_20_Text"><text:span text:style-name="T1">FlyingBird</text:span></text:span> da mesma forma, garantindo que eles possam voar, enquanto a classe <text:span text:style-name="Source_20_Text"><text:span text:style-name="T1">Bird</text:span></text:span> serve como uma classe base mais genérica para todos os pássaros.</text:p>
        </text:list-item>
      </text:list>
      <text:p text:style-name="P6">Essa abordagem cumpre o LSP, pois permite que subclasses sejam substituídas por suas classes base sem afetar a lógica do programa. Isso torna o design do sistema mais robusto e flexível, permitindo extensões e modificações futuras sem quebrar o comportamento existente.</text:p>
      <text:p text:style-name="P6"><text:line-break/>O Princípio da Segregação de Interface (ISP) afirma que nenhuma classe deve ser forçada a implementar interfaces que não utiliza. Isso previne a inflação de interfaces, tornando o sistema mais flexível e modular. Vamos explorar um exemplo que viola o ISP e, em seguida, refatorá-lo para aderir ao princípio.</text:p>
      <text:h text:style-name="P1" text:outline-level="3">Código que Viola o ISP</text:h>
      <text:p text:style-name="P6">Imagine um sistema de gerenciamento de dispositivos onde temos uma interface <text:span text:style-name="Source_20_Text"><text:span text:style-name="T1">IDevice</text:span></text:span> que declara métodos para dispositivos que podem imprimir, escanear e enviar fax. Se uma classe <text:span text:style-name="Source_20_Text"><text:span text:style-name="T1">Printer</text:span></text:span> implementa essa interface, ela será forçada a implementar métodos que não utiliza, como <text:span text:style-name="Source_20_Text"><text:span text:style-name="T1">scan</text:span></text:span> e <text:span text:style-name="Source_20_Text"><text:span text:style-name="T1">fax</text:span></text:span>.</text:p>
      <text:p text:style-name="P5"><text:span text:style-name="Source_20_Text"><text:span text:style-name="T1">class IDevice:</text:span></text:span></text:p>
      <text:p text:style-name="P5"><text:span text:style-name="Source_20_Text"><text:span text:style-name="T1"><text:s text:c="4"/>def print(self):</text:span></text:span></text:p>
      <text:p text:style-name="P5"><text:span text:style-name="Source_20_Text"><text:span text:style-name="T1"><text:s text:c="8"/>pass</text:span></text:span></text:p>
      <text:p text:style-name="P5"/>
      <text:p text:style-name="P5"><text:span text:style-name="Source_20_Text"><text:span text:style-name="T1"><text:s text:c="4"/>def scan(self):</text:span></text:span></text:p>
      <text:p text:style-name="P5"><text:span text:style-name="Source_20_Text"><text:span text:style-name="T1"><text:s text:c="8"/>pass</text:span></text:span></text:p>
      <text:p text:style-name="P5"/>
      <text:p text:style-name="P5"><text:span text:style-name="Source_20_Text"><text:span text:style-name="T1"><text:s text:c="4"/>def fax(self):</text:span></text:span></text:p>
      <text:p text:style-name="P5"><text:span text:style-name="Source_20_Text"><text:span text:style-name="T1"><text:s text:c="8"/>pass</text:span></text:span></text:p>
      <text:p text:style-name="P5"/>
      <text:p text:style-name="P5"><text:span text:style-name="Source_20_Text"><text:span text:style-name="T1">class Printer(IDevice):</text:span></text:span></text:p>
      <text:p text:style-name="P5"><text:span text:style-name="Source_20_Text"><text:span text:style-name="T1"><text:s text:c="4"/>def print(self):</text:span></text:span></text:p>
      <text:p text:style-name="P5"><text:span text:style-name="Source_20_Text"><text:span text:style-name="T1"><text:s text:c="8"/>print("Imprimindo documento")</text:span></text:span></text:p>
      <text:p text:style-name="P5"/>
      <text:p text:style-name="P5"><text:span text:style-name="Source_20_Text"><text:span text:style-name="T1"><text:s text:c="4"/>def scan(self):</text:span></text:span></text:p>
      <text:p text:style-name="P5"><text:span text:style-name="Source_20_Text"><text:span text:style-name="T1"><text:s text:c="8"/># Implementação desnecessária, pois Printer não escaneia</text:span></text:span></text:p>
      <text:p text:style-name="P5"><text:span text:style-name="Source_20_Text"><text:span text:style-name="T1"><text:s text:c="8"/>pass</text:span></text:span></text:p>
      <text:p text:style-name="P5"/>
      <text:p text:style-name="P5"><text:span text:style-name="Source_20_Text"><text:span text:style-name="T1"><text:s text:c="4"/>def fax(self):</text:span></text:span></text:p>
      <text:p text:style-name="P5"><text:span text:style-name="Source_20_Text"><text:span text:style-name="T1"><text:s text:c="8"/># Implementação desnecessária, pois Printer não envia fax</text:span></text:span></text:p>
      <text:p text:style-name="P4"><text:span text:style-name="Source_20_Text"><text:span text:style-name="T1"><text:s text:c="8"/>pass</text:span></text:span></text:p>
      <text:h text:style-name="P1" text:outline-level="3">Refatoração Conforme o ISP</text:h>
      <text:p text:style-name="P6">Para aderir ao ISP, podemos dividir a interface <text:span text:style-name="Source_20_Text"><text:span text:style-name="T1">IDevice</text:span></text:span> em interfaces menores e mais específicas. Desta forma, cada dispositivo implementa apenas as interfaces que correspondem às suas funcionalidades.</text:p>
      <text:p text:style-name="P3"/>
      <text:p text:style-name="P5"><text:span text:style-name="Source_20_Text"><text:span text:style-name="T1">class IPrinter:</text:span></text:span></text:p>
      <text:p text:style-name="P5"><text:soft-page-break/><text:span text:style-name="Source_20_Text"><text:span text:style-name="T1"><text:s text:c="4"/>def print(self):</text:span></text:span></text:p>
      <text:p text:style-name="P5"><text:span text:style-name="Source_20_Text"><text:span text:style-name="T1"><text:s text:c="8"/>pass</text:span></text:span></text:p>
      <text:p text:style-name="P5"/>
      <text:p text:style-name="P5"><text:span text:style-name="Source_20_Text"><text:span text:style-name="T1">class IScanner:</text:span></text:span></text:p>
      <text:p text:style-name="P5"><text:span text:style-name="Source_20_Text"><text:span text:style-name="T1"><text:s text:c="4"/>def scan(self):</text:span></text:span></text:p>
      <text:p text:style-name="P5"><text:span text:style-name="Source_20_Text"><text:span text:style-name="T1"><text:s text:c="8"/>pass</text:span></text:span></text:p>
      <text:p text:style-name="P5"/>
      <text:p text:style-name="P5"><text:span text:style-name="Source_20_Text"><text:span text:style-name="T1">class IFax:</text:span></text:span></text:p>
      <text:p text:style-name="P5"><text:span text:style-name="Source_20_Text"><text:span text:style-name="T1"><text:s text:c="4"/>def fax(self):</text:span></text:span></text:p>
      <text:p text:style-name="P5"><text:span text:style-name="Source_20_Text"><text:span text:style-name="T1"><text:s text:c="8"/>pass</text:span></text:span></text:p>
      <text:p text:style-name="P5"/>
      <text:p text:style-name="P5"><text:span text:style-name="Source_20_Text"><text:span text:style-name="T1">class Printer(IPrinter):</text:span></text:span></text:p>
      <text:p text:style-name="P5"><text:span text:style-name="Source_20_Text"><text:span text:style-name="T1"><text:s text:c="4"/>def print(self):</text:span></text:span></text:p>
      <text:p text:style-name="P5"><text:span text:style-name="Source_20_Text"><text:span text:style-name="T1"><text:s text:c="8"/>print("Imprimindo documento")</text:span></text:span></text:p>
      <text:p text:style-name="P5"/>
      <text:p text:style-name="P5"><text:span text:style-name="Source_20_Text"><text:span text:style-name="T1">class Scanner(IScanner):</text:span></text:span></text:p>
      <text:p text:style-name="P5"><text:span text:style-name="Source_20_Text"><text:span text:style-name="T1"><text:s text:c="4"/>def scan(self):</text:span></text:span></text:p>
      <text:p text:style-name="P5"><text:span text:style-name="Source_20_Text"><text:span text:style-name="T1"><text:s text:c="8"/>print("Escanenado documento")</text:span></text:span></text:p>
      <text:p text:style-name="P5"/>
      <text:p text:style-name="P5"><text:span text:style-name="Source_20_Text"><text:span text:style-name="T1">class MultifunctionPrinter(IPrinter, IScanner, IFax):</text:span></text:span></text:p>
      <text:p text:style-name="P5"><text:span text:style-name="Source_20_Text"><text:span text:style-name="T1"><text:s text:c="4"/>def print(self):</text:span></text:span></text:p>
      <text:p text:style-name="P5"><text:span text:style-name="Source_20_Text"><text:span text:style-name="T1"><text:s text:c="8"/>print("Imprimindo documento")</text:span></text:span></text:p>
      <text:p text:style-name="P5"/>
      <text:p text:style-name="P5"><text:span text:style-name="Source_20_Text"><text:span text:style-name="T1"><text:s text:c="4"/>def scan(self):</text:span></text:span></text:p>
      <text:p text:style-name="P5"><text:span text:style-name="Source_20_Text"><text:span text:style-name="T1"><text:s text:c="8"/>print("Escanenado documento")</text:span></text:span></text:p>
      <text:p text:style-name="P5"/>
      <text:p text:style-name="P5"><text:span text:style-name="Source_20_Text"><text:span text:style-name="T1"><text:s text:c="4"/>def fax(self):</text:span></text:span></text:p>
      <text:p text:style-name="P4"><text:span text:style-name="Source_20_Text"><text:span text:style-name="T1"><text:s text:c="8"/>print("Enviando fax")</text:span></text:span></text:p>
      <text:h text:style-name="P1" text:outline-level="3">Explicação</text:h>
      <text:list xml:id="list405039330" text:style-name="L5">
        <text:list-item>
          <text:p text:style-name="P16"><text:span text:style-name="Strong_20_Emphasis"><text:span text:style-name="T1">Antes da Refatoração</text:span></text:span>: A classe <text:span text:style-name="Source_20_Text"><text:span text:style-name="T1">Printer</text:span></text:span> era forçada a implementar métodos desnecessários, violando o ISP. Isso poderia levar a confusão e erros, especialmente se alguém tentasse usar um desses métodos não suportados.</text:p>
        </text:list-item>
        <text:list-item>
          <text:p text:style-name="P16"><text:span text:style-name="Strong_20_Emphasis"><text:span text:style-name="T1">Depois da Refatoração</text:span></text:span>: Cada classe implementa apenas as interfaces que correspondem às suas funcionalidades reais. Por exemplo, <text:span text:style-name="Source_20_Text"><text:span text:style-name="T1">Printer</text:span></text:span> implementa apenas <text:span text:style-name="Source_20_Text"><text:span text:style-name="T1">IPrinter</text:span></text:span>, e <text:span text:style-name="Source_20_Text"><text:span text:style-name="T1">MultifunctionPrinter</text:span></text:span> implementa <text:span text:style-name="Source_20_Text"><text:span text:style-name="T1">IPrinter</text:span></text:span>, <text:span text:style-name="Source_20_Text"><text:span text:style-name="T1">IScanner</text:span></text:span> e <text:span text:style-name="Source_20_Text"><text:span text:style-name="T1">IFax</text:span></text:span>, refletindo suas capacidades multifuncionais. Isso torna o design mais modular e flexível, permitindo a extensão ou modificação de funcionalidades sem afetar as classes que não utilizam essas funcionalidades.</text:p>
        </text:list-item>
      </text:list>
      <text:p text:style-name="P6">Essa abordagem cumpre o ISP, pois permite que as classes implementem apenas as interfaces que realmente utilizam, evitando a implementação de métodos desnecessários. Isso leva a um código mais limpo, fácil de entender e manter.</text:p>
      <text:p text:style-name="Standard"/>
      <text:p text:style-name="P10">O Princípio da Inversão de Dependência (DIP) é um dos conceitos fundamentais na programação orientada a objetos, que ajuda a reduzir o acoplamento entre módulos de software. Este princípio possui duas partes principais:</text:p>
      <text:list xml:id="list2603979911" text:style-name="L6">
        <text:list-item>
          <text:p text:style-name="P12"><text:soft-page-break/>Módulos de alto nível não devem depender de módulos de baixo nível. Ambos devem depender de abstrações.</text:p>
        </text:list-item>
        <text:list-item>
          <text:p text:style-name="P13">Abstrações não devem depender de detalhes. Detalhes devem depender de abstrações.</text:p>
        </text:list-item>
      </text:list>
      <text:p text:style-name="P10">Vamos começar com um exemplo que viola o DIP e, em seguida, refatorá-lo para estar em conformidade com o princípio.</text:p>
      <text:h text:style-name="P2" text:outline-level="3">Código que Viola o DIP</text:h>
      <text:p text:style-name="P6"><text:span text:style-name="T1">Imagine um sistema de pedidos onde temos uma classe </text:span><text:span text:style-name="Source_20_Text"><text:span text:style-name="T1">Order</text:span></text:span><text:span text:style-name="T1"> que depende diretamente de uma classe de baixo nível </text:span><text:span text:style-name="Source_20_Text"><text:span text:style-name="T1">MySQLDatabase</text:span></text:span><text:span text:style-name="T1"> para armazenar informações do pedido. Isso viola o DIP porque a classe de alto nível </text:span><text:span text:style-name="Source_20_Text"><text:span text:style-name="T1">Order</text:span></text:span><text:span text:style-name="T1"> depende diretamente de uma implementação específica de banco de dados.</text:span></text:p>
      <text:p text:style-name="P3"/>
      <text:p text:style-name="P5"><text:span text:style-name="Source_20_Text"><text:span text:style-name="T1">class MySQLDatabase:</text:span></text:span></text:p>
      <text:p text:style-name="P5"><text:span text:style-name="Source_20_Text"><text:span text:style-name="T1"><text:s text:c="4"/>def store(self, order_data):</text:span></text:span></text:p>
      <text:p text:style-name="P5"><text:span text:style-name="Source_20_Text"><text:span text:style-name="T1"><text:s text:c="8"/>print("Armazenando dados do pedido no banco de dados MySQL")</text:span></text:span></text:p>
      <text:p text:style-name="P5"/>
      <text:p text:style-name="P5"><text:span text:style-name="Source_20_Text"><text:span text:style-name="T1">class Order:</text:span></text:span></text:p>
      <text:p text:style-name="P5"><text:span text:style-name="Source_20_Text"><text:span text:style-name="T1"><text:s text:c="4"/>def __init__(self, data):</text:span></text:span></text:p>
      <text:p text:style-name="P5"><text:span text:style-name="Source_20_Text"><text:span text:style-name="T1"><text:s text:c="8"/>self.data = data</text:span></text:span></text:p>
      <text:p text:style-name="P5"/>
      <text:p text:style-name="P5"><text:span text:style-name="Source_20_Text"><text:span text:style-name="T1"><text:s text:c="4"/>def save(self):</text:span></text:span></text:p>
      <text:p text:style-name="P5"><text:span text:style-name="Source_20_Text"><text:span text:style-name="T1"><text:s text:c="8"/>db = MySQLDatabase()</text:span></text:span></text:p>
      <text:p text:style-name="P4"><text:span text:style-name="Source_20_Text"><text:span text:style-name="T1"><text:s text:c="8"/>db.store(self.data)</text:span></text:span></text:p>
      <text:h text:style-name="P2" text:outline-level="3">Refatoração Conforme o DIP</text:h>
      <text:p text:style-name="P6"><text:span text:style-name="T1">Para aderir ao DIP, devemos introduzir uma abstração (interface) para a operação de armazenamento de dados e fazer com que tanto a classe </text:span><text:span text:style-name="Source_20_Text"><text:span text:style-name="T1">Order</text:span></text:span><text:span text:style-name="T1"> quanto a implementação do banco de dados dependam dessa abstração. Isso nos permite desacoplar a classe </text:span><text:span text:style-name="Source_20_Text"><text:span text:style-name="T1">Order</text:span></text:span><text:span text:style-name="T1"> de implementações específicas de banco de dados.</text:span></text:p>
      <text:p text:style-name="P3"/>
      <text:p text:style-name="P5"><text:span text:style-name="Source_20_Text"><text:span text:style-name="T1">from abc import ABC, abstractmethod</text:span></text:span></text:p>
      <text:p text:style-name="P5"/>
      <text:p text:style-name="P5"><text:span text:style-name="Source_20_Text"><text:span text:style-name="T1">class Database(ABC):</text:span></text:span></text:p>
      <text:p text:style-name="P5"><text:span text:style-name="Source_20_Text"><text:span text:style-name="T1"><text:s text:c="4"/>@abstractmethod</text:span></text:span></text:p>
      <text:p text:style-name="P5"><text:span text:style-name="Source_20_Text"><text:span text:style-name="T1"><text:s text:c="4"/>def store(self, order_data):</text:span></text:span></text:p>
      <text:p text:style-name="P5"><text:span text:style-name="Source_20_Text"><text:span text:style-name="T1"><text:s text:c="8"/>pass</text:span></text:span></text:p>
      <text:p text:style-name="P5"/>
      <text:p text:style-name="P5"><text:span text:style-name="Source_20_Text"><text:span text:style-name="T1">class MySQLDatabase(Database):</text:span></text:span></text:p>
      <text:p text:style-name="P5"><text:span text:style-name="Source_20_Text"><text:span text:style-name="T1"><text:s text:c="4"/>def store(self, order_data):</text:span></text:span></text:p>
      <text:p text:style-name="P5"><text:span text:style-name="Source_20_Text"><text:span text:style-name="T1"><text:s text:c="8"/>print("Armazenando dados do pedido no banco de dados MySQL")</text:span></text:span></text:p>
      <text:p text:style-name="P5"/>
      <text:p text:style-name="P5"><text:span text:style-name="Source_20_Text"><text:span text:style-name="T1">class Order:</text:span></text:span></text:p>
      <text:p text:style-name="P5"><text:span text:style-name="Source_20_Text"><text:span text:style-name="T1"><text:s text:c="4"/>def __init__(self, data, database: Database):</text:span></text:span></text:p>
      <text:p text:style-name="P5"><text:span text:style-name="Source_20_Text"><text:span text:style-name="T1"><text:s text:c="8"/>self.data = data</text:span></text:span></text:p>
      <text:p text:style-name="P5"><text:soft-page-break/><text:span text:style-name="Source_20_Text"><text:span text:style-name="T1"><text:s text:c="8"/>self.database = database</text:span></text:span></text:p>
      <text:p text:style-name="P5"/>
      <text:p text:style-name="P5"><text:span text:style-name="Source_20_Text"><text:span text:style-name="T1"><text:s text:c="4"/>def save(self):</text:span></text:span></text:p>
      <text:p text:style-name="P4"><text:span text:style-name="Source_20_Text"><text:span text:style-name="T1"><text:s text:c="8"/>self.database.store(self.data)</text:span></text:span></text:p>
      <text:p text:style-name="P6"><text:span text:style-name="T1">Neste exemplo, </text:span><text:span text:style-name="Source_20_Text"><text:span text:style-name="T1">Order</text:span></text:span><text:span text:style-name="T1"> depende agora de uma abstração (</text:span><text:span text:style-name="Source_20_Text"><text:span text:style-name="T1">Database</text:span></text:span><text:span text:style-name="T1">), não de uma implementação concreta (</text:span><text:span text:style-name="Source_20_Text"><text:span text:style-name="T1">MySQLDatabase</text:span></text:span><text:span text:style-name="T1">). Isso significa que podemos facilmente substituir </text:span><text:span text:style-name="Source_20_Text"><text:span text:style-name="T1">MySQLDatabase</text:span></text:span><text:span text:style-name="T1"> por outra implementação de </text:span><text:span text:style-name="Source_20_Text"><text:span text:style-name="T1">Database</text:span></text:span><text:span text:style-name="T1"> sem alterar o código da classe </text:span><text:span text:style-name="Source_20_Text"><text:span text:style-name="T1">Order</text:span></text:span><text:span text:style-name="T1">. Por exemplo, se quisermos usar um banco de dados NoSQL no futuro, só precisamos criar uma nova classe que implemente a interface </text:span><text:span text:style-name="Source_20_Text"><text:span text:style-name="T1">Database</text:span></text:span><text:span text:style-name="T1">.</text:span></text:p>
      <text:h text:style-name="P2" text:outline-level="3">Explicação</text:h>
      <text:list xml:id="list1704293048" text:style-name="L7">
        <text:list-item>
          <text:p text:style-name="P17"><text:span text:style-name="Strong_20_Emphasis"><text:span text:style-name="T1">Antes da Refatoração</text:span></text:span><text:span text:style-name="T1">: A classe de alto nível </text:span><text:span text:style-name="Source_20_Text"><text:span text:style-name="T1">Order</text:span></text:span><text:span text:style-name="T1"> estava diretamente acoplada à classe de baixo nível </text:span><text:span text:style-name="Source_20_Text"><text:span text:style-name="T1">MySQLDatabase</text:span></text:span><text:span text:style-name="T1">, violando o DIP. Qualquer mudança no sistema de armazenamento exigiria mudanças na classe </text:span><text:span text:style-name="Source_20_Text"><text:span text:style-name="T1">Order</text:span></text:span><text:span text:style-name="T1">.</text:span></text:p>
        </text:list-item>
        <text:list-item>
          <text:p text:style-name="P17"><text:span text:style-name="Strong_20_Emphasis"><text:span text:style-name="T1">Depois da Refatoração</text:span></text:span><text:span text:style-name="T1">: Introduzindo a interface </text:span><text:span text:style-name="Source_20_Text"><text:span text:style-name="T1">Database</text:span></text:span><text:span text:style-name="T1"> e fazendo com que </text:span><text:span text:style-name="Source_20_Text"><text:span text:style-name="T1">Order</text:span></text:span><text:span text:style-name="T1"> dependa dessa interface, removemos o acoplamento direto entre </text:span><text:span text:style-name="Source_20_Text"><text:span text:style-name="T1">Order</text:span></text:span><text:span text:style-name="T1"> e a implementação específica do banco de dados. Isso melhora significativamente a modularidade e a flexibilidade do código, permitindo que mudanças nos detalhes de armazenamento sejam feitas com impacto mínimo ou nulo nas classes de alto nível.</text:span></text:p>
        </text:list-item>
      </text:list>
      <text:p text:style-name="P10">A refatoração conforme o DIP torna o sistema mais fácil de manter e expandir, permitindo a substituição e adição de novas formas de armazenamento de dados sem alterar as classes que usam essas abstrações.</text:p>
      <text:p text:style-name="P1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09:37.753946244</meta:creation-date>
    <dc:date>2024-02-21T11:12:26.022839354</dc:date>
    <meta:editing-duration>PT2M49S</meta:editing-duration>
    <meta:editing-cycles>1</meta:editing-cycles>
    <meta:document-statistic meta:table-count="0" meta:image-count="0" meta:object-count="0" meta:page-count="9" meta:paragraph-count="199" meta:word-count="2166" meta:character-count="15379" meta:non-whitespace-character-count="12786"/>
    <meta:generator>LibreOffice/7.3.7.2$Linux_X86_64 LibreOffice_project/30$Build-2</meta:generator>
  </office:meta>
</office:document-meta>
</file>